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新宋体" svg:font-family="新宋体" style:font-family-generic="modern" style:font-pitch="fixed" svg:panose-1="2 1 6 9 3 1 1 1 1 1"/>
    <style:font-face style:name="OpenSymbol" style:font-charset="x-symbol" svg:font-family="OpenSymbol" style:font-family-generic="system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默认段落字体" style:family="text">
      <style:text-properties fo:font-weight="bold" style:font-weight-asian="bold" style:font-weight-complex="bold"/>
    </style:style>
    <style:style style:name="T4" style:parent-style-name="默认段落字体" style:family="text">
      <style:text-properties fo:font-weight="bold" style:font-weight-asian="bold" style:font-weight-complex="bold"/>
    </style:style>
    <style:style style:name="T5" style:parent-style-name="默认段落字体" style:family="text">
      <style:text-properties fo:font-weight="bold" style:font-weight-asian="bold" style:font-weight-complex="bold"/>
    </style:style>
    <style:style style:name="T6" style:parent-style-name="默认段落字体" style:family="text">
      <style:text-properties fo:font-weight="bold" style:font-weight-asian="bold" style:font-weight-complex="bold"/>
    </style:style>
    <style:style style:name="T7" style:parent-style-name="默认段落字体" style:family="text">
      <style:text-properties fo:font-style="italic" style:font-style-asian="italic" style:font-style-complex="italic"/>
    </style:style>
    <style:style style:name="T8" style:parent-style-name="默认段落字体" style:family="text">
      <style:text-properties fo:font-style="italic" style:font-style-asian="italic" style:font-style-complex="italic"/>
    </style:style>
    <style:style style:name="T9" style:parent-style-name="默认段落字体" style:family="text">
      <style:text-properties fo:font-style="italic" style:font-style-asian="italic" style:font-style-complex="italic"/>
    </style:style>
    <style:style style:name="T10" style:parent-style-name="默认段落字体" style:family="text">
      <style:text-properties fo:font-style="italic" style:font-style-asian="italic" style:font-style-complex="italic"/>
    </style:style>
    <style:style style:name="T11" style:parent-style-name="默认段落字体" style:family="text">
      <style:text-properties fo:font-style="italic" style:font-style-asian="italic" style:font-style-complex="italic"/>
    </style:style>
    <style:style style:name="T12" style:parent-style-name="默认段落字体" style:family="text">
      <style:text-properties fo:font-style="italic" style:font-style-asian="italic" style:font-style-complex="italic"/>
    </style:style>
    <style:style style:name="T13" style:parent-style-name="默认段落字体" style:family="text">
      <style:text-properties fo:font-style="italic" style:font-style-asian="italic" style:font-style-complex="italic"/>
    </style:style>
    <style:style style:name="T14" style:parent-style-name="默认段落字体" style:family="text">
      <style:text-properties fo:font-style="italic" style:font-style-asian="italic" style:font-style-complex="italic"/>
    </style:style>
    <style:style style:name="T15" style:parent-style-name="默认段落字体" style:family="text">
      <style:text-properties fo:font-style="italic" style:font-style-asian="italic" style:font-style-complex="italic"/>
    </style:style>
    <style:style style:name="T16" style:parent-style-name="默认段落字体" style:family="text">
      <style:text-properties fo:font-style="italic" style:font-style-asian="italic" style:font-style-complex="italic"/>
    </style:style>
    <style:style style:name="P17" style:parent-style-name="Standard" style:family="paragraph">
      <style:text-properties fo:font-style="italic" style:font-style-asian="italic" style:font-style-complex="italic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 fo:color="#FF0000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默认段落字体" style:family="text">
      <style:text-properties fo:font-weight="bold" style:font-weight-asian="bold" style:font-weight-complex="bold"/>
    </style:style>
    <style:style style:name="T26" style:parent-style-name="默认段落字体" style:family="text">
      <style:text-properties fo:font-weight="bold" style:font-weight-asian="bold" style:font-weight-complex="bold"/>
    </style:style>
    <style:style style:name="T27" style:parent-style-name="默认段落字体" style:family="text">
      <style:text-properties fo:font-weight="bold" style:font-weight-asian="bold" style:font-weight-complex="bold"/>
    </style:style>
    <style:style style:name="T28" style:parent-style-name="默认段落字体" style:family="text">
      <style:text-properties fo:font-weight="bold" style:font-weight-asian="bold" style:font-weight-complex="bold"/>
    </style:style>
    <style:style style:name="T29" style:parent-style-name="默认段落字体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默认段落字体" style:family="text">
      <style:text-properties fo:font-style="italic" style:font-style-asian="italic" style:font-style-complex="italic"/>
    </style:style>
    <style:style style:name="T33" style:parent-style-name="默认段落字体" style:family="text">
      <style:text-properties fo:font-style="italic" style:font-style-asian="italic" style:font-style-complex="italic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默认段落字体" style:family="text">
      <style:text-properties fo:font-weight="bold" style:font-weight-asian="bold" style:font-weight-complex="bold"/>
    </style:style>
    <style:style style:name="T40" style:parent-style-name="默认段落字体" style:family="text">
      <style:text-properties fo:font-weight="bold" style:font-weight-asian="bold" style:font-weight-complex="bold"/>
    </style:style>
    <style:style style:name="T41" style:parent-style-name="默认段落字体" style:family="text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P44" style:parent-style-name="Standard" style:family="paragraph">
      <style:paragraph-properties fo:margin-left="0.5in">
        <style:tab-stops/>
      </style:paragraph-properties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P50" style:parent-style-name="Standard" style:family="paragraph">
      <style:paragraph-properties fo:margin-left="0.5in">
        <style:tab-stops/>
      </style:paragraph-properties>
    </style:style>
    <style:style style:name="P51" style:parent-style-name="Standard" style:family="paragraph">
      <style:paragraph-properties fo:margin-left="0.5in">
        <style:tab-stops/>
      </style:paragraph-properties>
    </style:style>
    <style:style style:name="P5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55" style:parent-style-name="默认段落字体" style:family="text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T63" style:parent-style-name="默认段落字体" style:family="text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默认段落字体" style:family="text">
      <style:text-properties fo:font-style="italic" style:font-style-asian="italic" style:font-style-complex="italic"/>
    </style:style>
    <style:style style:name="T67" style:parent-style-name="默认段落字体" style:family="text">
      <style:text-properties fo:font-style="italic" style:font-style-asian="italic" style:font-style-complex="italic"/>
    </style:style>
    <style:style style:name="T68" style:parent-style-name="默认段落字体" style:family="text">
      <style:text-properties fo:font-style="italic" style:font-style-asian="italic" style:font-style-complex="italic"/>
    </style:style>
    <style:style style:name="T69" style:parent-style-name="默认段落字体" style:family="text">
      <style:text-properties fo:font-weight="bold" style:font-weight-asian="bold" style:font-weight-complex="bold"/>
    </style:style>
    <style:style style:name="T70" style:parent-style-name="默认段落字体" style:family="text"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默认段落字体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NX-KS Mod-pack</text:p>
      <text:p text:style-name="P2">如何安装:</text:p>
      <text:p text:style-name="Standard"><text:s text:c="6"/>1)<text:s/>准备一张SD卡，相机开启蓝牙</text:p>
      <text:p text:style-name="Standard"><text:s text:c="6"/>2)<text:s/>解压文件到SD卡根目录</text:p>
      <text:p text:style-name="Standard"><text:s text:c="6"/>3)<text:s/>SD卡插入相机，并把相机开机</text:p>
      <text:p text:style-name="Standard"><text:s text:c="6"/>4)<text:s/>耐心等待重启1-2次</text:p>
      <text:p text:style-name="Standard"><text:s text:c="6"/>5)<text:s/>当Mod安装完成会提示[已安装完成]</text:p>
      <text:p text:style-name="Standard"><text:s text:c="6"/>6)<text:s/>开机后屏幕上会显示NX-KS图标<text:line-break/><text:tab/><text:tab/>- (<text:span text:style-name="T3">如果</text:span><text:span text:style-name="T4">1</text:span><text:span text:style-name="T5">5</text:span><text:span text:style-name="T6">秒没没有显示图标，请打开蓝牙</text:span>)</text:p>
      <text:p text:style-name="Standard"><text:s text:c="5"/><text:span text:style-name="T7"><text:s/>x)</text:span><text:span text:style-name="T8">卸载</text:span><text:span text:style-name="T9">Mod</text:span><text:span text:style-name="T10">t:<text:s/></text:span><text:span text:style-name="T11">主菜单</text:span><text:span text:style-name="T12">&gt;<text:s/></text:span><text:span text:style-name="T13">设置</text:span><text:span text:style-name="T14">&gt;<text:s/></text:span><text:span text:style-name="T15">卸载</text:span><text:span text:style-name="T16"><text:s/>Mod</text:span></text:p>
      <text:p text:style-name="P17"/>
      <text:p text:style-name="P18">打开Mod菜单方法：点击屏幕上的图标<text:s/><text:s/>或者<text:s/>双击EV（+/-）按键</text:p>
      <text:p text:style-name="P19">部分功能有Bug，例如导致卡死，拔出电池即可。</text:p>
      <text:p text:style-name="P20">部分功能为二进制文件，需要进行编译源码汉化，因此暂未进行汉化。</text:p>
      <text:p text:style-name="P21"/>
      <text:p text:style-name="P22">禁止利用原版Mod、本汉化Mod进行任何形式的盈利活动。</text:p>
      <text:p text:style-name="P23"/>
      <text:p text:style-name="P24">GitHub(汉化版)：https://github.com/CelianLH/nx500_nx1_NX-KS_modding_Chinese</text:p>
      <text:p text:style-name="Standard"><text:span text:style-name="T25">GitHub</text:span><text:span text:style-name="T26">(</text:span><text:span text:style-name="T27">原版</text:span><text:span text:style-name="T28">):</text:span><text:s/><text:span text:style-name="T29">https://github.com/ottokiksmaler/nx500_nx1_modding</text:span></text:p>
      <text:p text:style-name="P30"/>
      <text:p text:style-name="P31">Key-combinations EV+*:</text:p>
      <text:p text:style-name="Standard"><text:s text:c="6"/>AEL<text:tab/><text:tab/><text:tab/>: Stealth Video Rec</text:p>
      <text:p text:style-name="Standard"><text:s text:c="6"/>UP<text:tab/><text:tab/><text:tab/><text:tab/>: load UP profile</text:p>
      <text:p text:style-name="Standard"><text:s text:c="6"/>DOWN<text:tab/><text:tab/><text:tab/>: load DN profile</text:p>
      <text:p text:style-name="Standard"><text:s text:c="6"/>RIGHT<text:s/><text:tab/><text:tab/><text:tab/>: Turn ON/OFF touchscreen</text:p>
      <text:p text:style-name="Standard"><text:s text:c="6"/>LEFT<text:s/><text:tab/><text:tab/><text:tab/>: Sleep</text:p>
      <text:p text:style-name="Standard"><text:s text:c="6"/>Half-Press-Shutter<text:tab/>: focus pull</text:p>
      <text:p text:style-name="Standard"><text:s text:c="6"/>mobile<text:tab/><text:tab/><text:tab/>: telnet+ftp</text:p>
      <text:p text:style-name="Standard"><text:s text:c="6"/>EV<text:s/><text:span text:style-name="T32">(double-click EV)</text:span><text:span text:style-name="T33"><text:tab/></text:span>: Main Menu <text:s/>(NX500)</text:p>
      <text:p text:style-name="Standard"><text:s text:c="6"/>OK<text:tab/><text:tab/><text:tab/><text:tab/>: Main Menu (NX1) / Overlay ON/OFF (NX500)</text:p>
      <text:p text:style-name="Standard"/>
      <text:p text:style-name="P34">Main Menu</text:p>
      <text:p text:style-name="Standard"><text:tab/>Time-Lapse <text:s/><text:tab/><text:tab/>Custom Functions</text:p>
      <text:p text:style-name="Standard"><text:tab/>Focus + Profiles<text:s/><text:tab/>Settings</text:p>
      <text:p text:style-name="Standard"><text:tab/>Hibernate<text:tab/><text:s text:c="4"/><text:tab/>Sleep</text:p>
      <text:p text:style-name="P35"/>
      <text:p text:style-name="P36"><text:tab/>Time-Lapse</text:p>
      <text:p text:style-name="Standard"><text:tab/><text:tab/>Wake Lapse<text:s/><text:tab/>-<text:tab/>Schedule time-lapse</text:p>
      <text:p text:style-name="Standard"><text:tab/><text:tab/>Ramping<text:tab/>-<text:tab/>Time-lapse with ramping capabilities<text:s/><text:line-break/></text:p>
      <text:p text:style-name="P37"><text:tab/>Custom Functions</text:p>
      <text:p text:style-name="Standard"><text:tab/><text:tab/>Remote Save<text:tab/><text:tab/><text:tab/>Video Bitrates (set custom bitrates)</text:p>
      <text:p text:style-name="Standard"><text:tab/><text:tab/>ZoomZoom<text:tab/><text:tab/><text:tab/>Mod Resolution</text:p>
      <text:p text:style-name="Standard"><text:tab/><text:tab/>Batch Recording<text:tab/><text:tab/>HDR ( 5-image HDR, from 1/15 to 1/6000)</text:p>
      <text:p text:style-name="Standard"><text:tab/><text:tab/>Mod-Version<text:tab/><text:tab/><text:tab/>Camcorder Mode (Shutter button for video Rec)<text:tab/><text:tab/></text:p>
      <text:p text:style-name="P38"><text:tab/></text:p>
      <text:soft-page-break/>
      <text:p text:style-name="Standard"><text:span text:style-name="T39"><text:tab/>Focus + Profiles</text:span></text:p>
      <text:p text:style-name="Standard"><text:tab/><text:tab/>Focus Stacking <text:s text:c="3"/><text:tab/></text:p>
      <text:p text:style-name="Standard"><text:tab/><text:tab/>Focus Buttons</text:p>
      <text:p text:style-name="Standard"><text:tab/><text:tab/>Auto-Peak (HalfShutter enables peaking, use OK to end peaking)</text:p>
      <text:p text:style-name="Standard"><text:tab/><text:tab/>Pull Speed (set focus-pull speed used on EV+HalfShutter)<text:line-break/><text:tab/><text:tab/>Custom Buttons ( My Checkbox / My Button )</text:p>
      <text:p text:style-name="Standard"><text:span text:style-name="T40"><text:tab/></text:span><text:span text:style-name="T41"><text:tab/>Profiles</text:span><text:tab/></text:p>
      <text:p text:style-name="Standard"><text:tab/><text:tab/><text:tab/>save/load UP or DN profile</text:p>
      <text:p text:style-name="Standard"><text:tab/><text:tab/><text:tab/>save/load FullBackup (all camera settings)</text:p>
      <text:p text:style-name="Standard"><text:tab/><text:tab/><text:tab/>Saved profiles are stored in /sdcard/presets/</text:p>
      <text:p text:style-name="Standard"><text:tab/><text:tab/><text:tab/>and you can copy and backup them as needed.</text:p>
      <text:p text:style-name="P42"><text:tab/>Settings</text:p>
      <text:p text:style-name="P43"><text:tab/>Silent Shutter (nx500 only)<text:tab/></text:p>
      <text:p text:style-name="P44"><text:tab/>Mod Resolutions (nx500 only, change resolution for a given video setting)</text:p>
      <text:p text:style-name="P45"><text:tab/>No Rec Limit (note there are problems with longer than 70min files.</text:p>
      <text:p text:style-name="P46"><text:tab/><text:tab/>On nx500, this patch does not affect 4K/UHD time-limit,<text:line-break/><text:tab/><text:tab/>but you can mod VGA resolution to 4K/UHD, and avoid the 15 minute time<text:s/><text:tab/><text:tab/><text:tab/>limit, without<text:tab/>applying this patch )</text:p>
      <text:p text:style-name="P47"><text:tab/>Refocus on Boot (return to last focus after hibernation)</text:p>
      <text:p text:style-name="P48"><text:tab/>No Lens Release (for faulty mounts – take pictures/video without a detected lens)</text:p>
      <text:p text:style-name="P49"><text:tab/>Enable Bluetooth (use this to enable Bluetooth functionality while the mod is installed)</text:p>
      <text:p text:style-name="P50"><text:tab/>Overlay ( if exists, loads /sdcard/overlay.png otherwise shows a 3x3 grid )</text:p>
      <text:p text:style-name="P51"><text:tab/>Uninstall Mod</text:p>
      <text:p text:style-name="Standard"/>
      <text:p text:style-name="Standard"/>
      <text:p text:style-name="Standard"/>
      <text:p text:style-name="P52"><text:tab/>Added Functionality</text:p>
      <text:p text:style-name="Standard"/>
      <text:p text:style-name="P53">Focus buttons</text:p>
      <text:p text:style-name="Standard"><text:tab/>Program that displays series of buttons on top of the screen</text:p>
      <text:p text:style-name="Standard"><text:tab/>long press (1+s) to save current focus position</text:p>
      <text:p text:style-name="Standard"><text:tab/>click to restore saved focus position</text:p>
      <text:p text:style-name="Standard"><text:tab/>Can be used for studio shooting, astrophotography</text:p>
      <text:p text:style-name="Standard"><text:tab/>(focus on infinity during day, recall the focus during the night), etc.</text:p>
      <text:p text:style-name="Standard"/>
      <text:p text:style-name="P54">Focus stacking</text:p>
      <text:p text:style-name="Standard"><text:tab/>Focus on near point - press "Near"</text:p>
      <text:p text:style-name="Standard"><text:tab/>Focus on far point - press "Far"</text:p>
      <text:p text:style-name="Standard"><text:tab/>Click "Stack" and wait for it to finish</text:p>
      <text:p text:style-name="Standard"><text:tab/>Files are in the usual place - remember to fix exposure/awb/etc as you normally would</text:p>
      <text:p text:style-name="Standard"/>
      <text:p text:style-name="Standard"><text:span text:style-name="T55">Focus pull</text:span><text:s/>(EV+half-press shutter button)</text:p>
      <text:p text:style-name="Standard"><text:tab/>Focus on subject 1</text:p>
      <text:p text:style-name="Standard"><text:tab/>press EV+half-press shutter button</text:p>
      <text:p text:style-name="Standard"><text:tab/>Focus on subject 2</text:p>
      <text:p text:style-name="Standard"><text:tab/>Consecutive EV+half-press shutter button will be switching between focus of the two subjects.</text:p>
      <text:p text:style-name="Standard"><text:tab/>Adjusting focus is possible is possible at any time.</text:p>
      <text:p text:style-name="P56"/>
      <text:p text:style-name="P57">Refocus on Boot</text:p>
      <text:soft-page-break/>
      <text:p text:style-name="Standard"><text:tab/>When using hibernation (EV+AEL or Menu&gt;Hibernate) the camera records last focus distance</text:p>
      <text:p text:style-name="Standard"><text:tab/>If this option is enabled, camera will refocus to that focus distance on boot</text:p>
      <text:p text:style-name="Standard"/>
      <text:p text:style-name="P58"/>
      <text:p text:style-name="P59">Batch recording</text:p>
      <text:p text:style-name="Standard"><text:tab/>When started, the camera starts recording for a selected time length, and auto-starts new clips until "Rec" is pressed. If there is time-limit in the camera for the given type you are recording, you need to choose the length for the batch-capture to be smaller. Blackout mode will attempt to hide all camera activity, and will show only LED blinking for 2 seconds on the start of each clip.</text:p>
      <text:p text:style-name="Standard"/>
      <text:p text:style-name="P60"/>
      <text:p text:style-name="P61">Remote Save</text:p>
      <text:p text:style-name="Standard"><text:tab/>Interface for setting credentials and starting nx-netfs, which needs separate install. Instructions and Download:<text:s/><text:a xlink:href="https://github.com/mewlips/nx-netfs" office:target-frame-name="_top" xlink:show="replace">https://github.com/mewlips/nx-netfs</text:a></text:p>
      <text:p text:style-name="P62"/>
      <text:p text:style-name="Standard"><text:span text:style-name="T63">Wake Lapse</text:span></text:p>
      <text:p text:style-name="Standard"><text:tab/>Setup a Time-lapse with delayed start. Puts camera to sleep for used defined time period, upon wake-up it starts by refocusing to the focus position when Wake Lapse was started, and then starts taking images with user specified time-gap between them, for user-specified duration.</text:p>
      <text:p text:style-name="Standard"/>
      <text:p text:style-name="P64">Ramping</text:p>
      <text:p text:style-name="Standard"><text:tab/>Setup a Time-lapse with delayed start and define a ramp exposure speed change. You set exposure start and exposure end, ramp start and time-length. Exposure change uses an easing function to further smooth transition. Strongly advised is to use a manual lens, or switch aperture to manual so the iris never moves between pictures.</text:p>
      <text:p text:style-name="Standard">On start, the camera is put to sleep for used defined time period (if delayed start is not 0), upon wake-up it starts by refocusing to the focus position when Ramping was started, and then starts taking images with user specified time-gap between them, for user-specified duration. When reaching ramp-start time, the exposure gradually starts to change until it reaches the end-exposure level for the preset time period. After that taking picture continuous up to reaching the end of the preset “total time” for the time-lapse.</text:p>
      <text:p text:style-name="Standard"/>
      <text:p text:style-name="P65">Custom Buttons ( My Checkbox / My Button )</text:p>
      <text:p text:style-name="Standard"><text:tab/>Add your own custom functionality with custom button and checkbox. For customizing the button, add your custom script as “<text:span text:style-name="T66">/sdcard/mod/cButton.sh”</text:span>. The script will be executed each time you press “My Button”. To customize the checkbox, add your script as “<text:span text:style-name="T67">/sdcard/mod/cCheckbox.sh</text:span>”. That script will be auto-executed on start unless the you uncheck the checkbox. Unchecking the checkbox removes the start script from auto execution on start, and runs “<text:span text:style-name="T68">/sdcard/mod/off_cCheckbox.sh”.</text:span></text:p>
      <text:p text:style-name="Standard"/>
      <text:p text:style-name="Standard"/>
      <text:p text:style-name="Standard"/>
      <text:p text:style-name="Standard"><text:span text:style-name="T69">Thanks to Otto</text:span><text:s/>for the programs that make this possible - keyscan, gui, focus stacking, focus buttons, ... to name a few.<text:line-break/>The hub for all information and tools:<text:s/><text:a xlink:href="https://github.com/ottokiksmaler/nx500_nx1_modding" office:target-frame-name="_top" xlink:show="replace">https://github.com/ottokiksmaler/nx500_nx1_modding</text:a></text:p>
      <text:p text:style-name="Standard"/>
      <text:p text:style-name="Standard"><text:span text:style-name="T70">Thanks to Mewlips</text:span><text:s/>for the nx-remote-controller-mod.<text:line-break/>Project Homepage: <text:s/><text:a xlink:href="https://mewlips.github.io/nx-remote-controller-mod" office:target-frame-name="_top" xlink:show="replace">https://mewlips.github.io/nx-remote-controller-mod</text:a></text:p>
      <text:p text:style-name="Standard">GitHub:<text:s/><text:a xlink:href="https://github.com/mewlips/nx-remote-controller-mod" office:target-frame-name="_top" xlink:show="replace">https://github.com/mewlips/nx-remote-controller-mod</text:a></text:p>
      <text:p text:style-name="Standard">nx-netfs:<text:s/><text:a xlink:href="https://github.com/mewlips/nx-netfs" office:target-frame-name="_top" xlink:show="replace">https://github.com/mewlips/nx-netfs</text:a><text:s/><text:line-break/></text:p>
      <text:p text:style-name="P71"/>
      <text:p text:style-name="P72"/>
      <text:p text:style-name="P73">Donations</text:p>
      <text:p text:style-name="Standard"/>
      <text:p text:style-name="Standard">Q: So, where's the<text:s/><text:span text:style-name="StrongEmphasis">Donate</text:span><text:s/>button? A: Nowhere. Find a suitable charity and donate. If you cannot afford it, find a local charity and see if they need help in person - it will do you a world of good.<text:s/><text:line-break/></text:p>
      <text:p text:style-name="P74"/>
      <text:p text:style-name="Standard">Latest version:<text:s/><text:a xlink:href="https://www.facebook.com/NXKS2/" office:target-frame-name="_top" xlink:show="replace"><text:span text:style-name="T75">https://www.facebook.com/NXKS2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新宋体" svg:font-family="新宋体" style:font-family-generic="modern" style:font-pitch="fixed" svg:panose-1="2 1 6 9 3 1 1 1 1 1"/>
    <style:font-face style:name="OpenSymbol" style:font-charset="x-symbol" svg:font-family="OpenSymbol" style:font-family-generic="system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宋体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parent-style-name="Heading" style:next-style-name="Textbody" style:default-outline-level="1">
      <style:text-properties style:font-name="Liberation Serif" style:font-name-asian="宋体" fo:font-weight="bold" style:font-weight-asian="bold" style:font-weight-complex="bold" fo:font-size="24pt" style:font-size-asian="24pt" style:font-size-complex="24pt" fo:hyphenate="false"/>
    </style: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软雅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新宋体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新宋体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in hui</dc:creator>
    <meta:creation-date>2016-05-10T11:29:00Z</meta:creation-date>
    <dc:date>2024-01-06T04:24:00Z</dc:date>
    <meta:template xlink:href="Normal.dotm" xlink:type="simple"/>
    <meta:editing-cycles>50</meta:editing-cycles>
    <meta:editing-duration>PT14340S</meta:editing-duration>
    <meta:document-statistic meta:page-count="4" meta:paragraph-count="13" meta:word-count="992" meta:character-count="6638" meta:row-count="47" meta:non-whitespace-character-count="5659"/>
  </office:meta>
</office:document-meta>
</file>